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1.915cm"/>
    </style:style>
    <style:style style:name="P1" style:family="paragraph">
      <style:paragraph-properties fo:text-align="center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.02cm"/>
    </style:style>
    <style:style style:name="P4" style:family="paragraph">
      <style:paragraph-properties fo:margin-left="0cm" fo:margin-right="0cm" fo:text-align="start" fo:text-indent="0.347cm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.024cm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left="0cm" fo:margin-right="0cm" fo:text-align="start" fo:text-indent="0.047cm"/>
    </style:style>
    <style:style style:name="P10" style:family="paragraph">
      <style:paragraph-properties fo:margin-left="0.296cm" fo:margin-right="0cm" fo:text-align="start" fo:text-indent="0.123cm"/>
    </style:style>
    <style:style style:name="P11" style:family="paragraph">
      <style:paragraph-properties fo:margin-left="0cm" fo:margin-right="0cm" fo:text-align="start" fo:text-indent="0.406cm"/>
    </style:style>
    <style:style style:name="P12" style:family="paragraph">
      <style:paragraph-properties fo:margin-left="0cm" fo:margin-right="0cm" fo:text-indent="0.047cm"/>
    </style:style>
    <style:style style:name="P13" style:family="paragraph">
      <style:paragraph-properties fo:margin-left="0cm" fo:margin-right="0cm" fo:text-indent="0.406cm"/>
    </style:style>
    <style:style style:name="P14" style:family="paragraph">
      <style:paragraph-properties fo:margin-left="0.394cm" fo:margin-right="0cm" fo:text-align="start" fo:text-indent="0cm"/>
    </style:style>
    <style:style style:name="P15" style:family="paragraph">
      <style:paragraph-properties fo:margin-left="0.448cm" fo:margin-right="0cm" fo:text-align="start" fo:text-indent="0cm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style:font-name="Liberation Sans" fo:font-size="9pt" fo:font-weight="bold" style:letter-kerning="true" style:font-name-asian="WenQuanYi Micro Hei" style:font-size-asian="9pt" style:font-weight-asian="bold" style:font-name-complex="Lohit Hindi" style:font-size-complex="9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Liberation Sans" fo:font-size="8pt" fo:font-weight="normal" style:letter-kerning="true" style:font-name-asian="WenQuanYi Micro Hei" style:font-size-asian="8pt" style:font-weight-asian="normal" style:font-name-complex="Lohit Hindi" style:font-size-complex="8pt" style:font-weight-complex="normal"/>
    </style:style>
    <style:style style:name="T5" style:family="text">
      <style:text-properties style:font-name="Liberation Sans" fo:font-size="6pt" fo:font-weight="normal" style:letter-kerning="true" style:font-name-asian="WenQuanYi Micro Hei" style:font-size-asian="6pt" style:font-weight-asian="normal" style:font-name-complex="Lohit Hindi" style:font-size-complex="6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Liberation Sans" fo:font-size="6pt" fo:font-weight="bold" style:letter-kerning="true" style:font-name-asian="WenQuanYi Micro Hei" style:font-size-asian="6pt" style:font-weight-asian="bold" style:font-name-complex="Lohit Hindi" style:font-size-complex="6pt" style:font-weight-complex="bold"/>
    </style:style>
    <style:style style:name="T8" style:family="text">
      <style:text-properties style:font-name="Liberation Sans" fo:font-size="5pt" fo:font-weight="normal" style:letter-kerning="true" style:font-name-asian="WenQuanYi Micro Hei" style:font-size-asian="5pt" style:font-weight-asian="normal" style:font-name-complex="Lohit Hindi" style:font-size-complex="5pt" style:font-weight-complex="normal"/>
    </style:style>
    <style:style style:name="T9" style:family="text">
      <style:text-properties style:font-name="Liberation Sans" fo:font-size="9pt" fo:font-weight="normal" style:letter-kerning="true" style:font-name-asian="WenQuanYi Micro Hei" style:font-size-asian="9pt" style:font-weight-asian="normal" style:font-name-complex="Lohit Hindi" style:font-size-complex="9pt" style:font-weight-complex="normal"/>
    </style:style>
    <style:style style:name="T10" style:family="text">
      <style:text-properties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043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93cm" text:min-label-width="0.50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-0.122cm" text:min-label-width="0.122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6.353cm" svg:height="14.065cm" svg:x="1.372cm" svg:y="10.437cm">
          <text:p text:style-name="P2"><text:span text:style-name="T4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10" draw:id="id10">
          <draw:custom-shape draw:style-name="gr2" draw:text-style-name="P1" xml:id="id6" draw:id="id6" draw:layer="layout" svg:width="4.953cm" svg:height="4.362cm" svg:x="15.002cm" svg:y="11.742cm">
            <text:p text:style-name="P2"><text:span text:style-name="T1"/></text:p>
            <text:p text:style-name="P2"><text:span text:style-name="T2"/></text:p>
            <text:p text:style-name="P2"><text:span text:style-name="T1"/></text:p>
            <text:p text:style-name="P2"><text:span text:style-name="T1">Appraisal</text:span></text:p>
            <text:p text:style-name="P2"><text:span text:style-name="T3"/></text:p>
            <text:list text:style-name="L2">
              <text:list-header>
                <text:p text:style-name="P3"><text:span text:style-name="T4">Processes to compute appraisal </text:span></text:p>
                <text:p text:style-name="P3"><text:span text:style-name="T4">variables: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><text:s/></text:span></text:p>
                <text:p text:style-name="P3"><text:span text:style-name="T5"/></text:p>
                <text:p text:style-name="P4"><text:span text:style-name="T4"/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2.902cm" svg:height="0.427cm" svg:x="16.021cm" svg:y="13.958cm">
            <text:p text:style-name="P2"><text:span text:style-name="T6">Relevan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43cm" svg:x="16.02cm" svg:y="14.813cm">
            <text:p text:style-name="P2"><text:span text:style-name="T6">Desirabi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43cm" svg:x="16.02cm" svg:y="14.381cm">
            <text:p text:style-name="P2"><text:span text:style-name="T6">Expectednes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43cm" svg:x="16.02cm" svg:y="15.238cm">
            <text:p text:style-name="P2"><text:span text:style-name="T6">Controllability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xml:id="id2" draw:id="id2" draw:layer="layout" svg:width="4.953cm" svg:height="4.572cm" svg:x="15.056cm" svg:y="16.973cm">
          <text:p text:style-name="P2"><text:span text:style-name="T1">Coping</text:span></text:p>
          <text:p text:style-name="P2"><text:span text:style-name="T1"/></text:p>
          <text:p text:style-name="P2"><text:span text:style-name="T4">Processes to decide on action:</text:span></text:p>
          <text:p text:style-name="P6"><text:span text:style-name="T4"><text:s/></text:span></text:p>
          <text:list text:style-name="L2">
            <text:list-item>
              <text:p text:style-name="P6"><text:span text:style-name="T4"><text:s/></text:span><text:span text:style-name="T4">Attention-Related Strategies</text:span></text:p>
            </text:list-item>
            <text:list-item>
              <text:p text:style-name="P6"><text:span text:style-name="T4"><text:s/></text:span><text:span text:style-name="T4">Belief-Related Strategies</text:span></text:p>
            </text:list-item>
            <text:list-item>
              <text:p text:style-name="P6"><text:span text:style-name="T4"><text:s/></text:span><text:span text:style-name="T4">Desire-Related Strategies</text:span></text:p>
            </text:list-item>
            <text:list-item>
              <text:p text:style-name="P6"><text:span text:style-name="T4"><text:s/></text:span><text:span text:style-name="T4">Intention-Related Strategies</text:span></text:p>
            </text:list-item>
            <text:list-item>
              <text:p text:style-name="P6"><text:span text:style-name="T4"><text:s/></text:span><text:span text:style-name="T4">Collaboration-Related Strategi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10.795cm" svg:x="14.448cm" svg:y="11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" draw:id="id4" draw:layer="layout" svg:width="4.064cm" svg:height="3.408cm" svg:x="9.177cm" svg:y="12.034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Motivation</text:span></text:p>
          <text:p text:style-name="P2"><text:span text:style-name="T7"/></text:p>
          <text:list text:style-name="L2">
            <text:list-item>
              <text:p text:style-name="P7"><text:span text:style-name="T4"><text:s/></text:span><text:span text:style-name="T4">Motive Generator</text:span></text:p>
            </text:list-item>
            <text:list-item>
              <text:p text:style-name="P7"><text:span text:style-name="T4"><text:s/></text:span><text:span text:style-name="T4">Motive Comparator</text:span></text:p>
            </text:list-item>
            <text:list-item>
              <text:p text:style-name="P7"><text:span text:style-name="T4"><text:s/></text:span><text:span text:style-name="T4">Motivation Monitoring</text:span></text:p>
            </text:list-item>
          </text:list>
          <text:p text:style-name="P7"><text:span text:style-name="T4"/></text:p>
          <text:list text:continue-numbering="true" text:style-name="L2">
            <text:list-header>
              <text:p text:style-name="P7"><text:span text:style-name="T8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3" draw:id="id3" draw:layer="layout" svg:width="4.064cm" svg:height="1.29cm" svg:x="9.18cm" svg:y="16.25cm">
          <text:p text:style-name="P2"><text:span text:style-name="T1">Intention </text:span></text:p>
          <text:p text:style-name="P2"><text:span text:style-name="T1">Form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64cm" svg:height="6.858cm" svg:x="8.636cm" svg:y="11.2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3.185cm" svg:height="1.524cm" svg:x="15.937cm" svg:y="22.938cm">
          <text:p text:style-name="P2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4.991cm" svg:height="2.794cm" svg:x="8.712cm" svg:y="7.338cm">
          <text:p text:style-name="P2"><text:span text:style-name="T1">Theory of Mind</text:span></text:p>
          <text:p text:style-name="P2"><text:span text:style-name="T9"/></text:p>
          <text:list text:style-name="L3">
            <text:list-item>
              <text:p text:style-name="P6"><text:span text:style-name="T4">User Modeling</text:span></text:p>
            </text:list-item>
            <text:list-item>
              <text:p text:style-name="P6"><text:span text:style-name="T4">Reverse Appraisal</text:span></text:p>
            </text:list-item>
            <text:list-item>
              <text:p text:style-name="P6"><text:span text:style-name="T4">Motivation Inferenc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529cm" svg:y1="22.938cm" svg:x2="17.532cm" svg:y2="21.545cm" draw:start-shape="id1" draw:start-glue-point="0" draw:end-shape="id2" draw:end-glue-point="2" svg:d="M17529 22938v-696h3v-697" svg:viewBox="0 0 4 1394">
          <text:p/>
        </draw:connector>
        <draw:connector draw:style-name="gr9" draw:text-style-name="P2" draw:layer="layout" svg:x1="11.212cm" svg:y1="16.25cm" svg:x2="11.209cm" svg:y2="15.442cm" draw:start-shape="id3" draw:start-glue-point="0" draw:end-shape="id4" draw:end-glue-point="2" svg:d="M11212 16250v-404h-3v-404" svg:viewBox="0 0 4 809">
          <text:p/>
        </draw:connector>
        <draw:connector draw:style-name="gr10" draw:text-style-name="P2" draw:layer="layout" svg:x1="9.18cm" svg:y1="16.895cm" svg:x2="7.726cm" svg:y2="16.897cm" draw:start-shape="id3" draw:start-glue-point="3" svg:d="M9180 16895h-990v2h-464" svg:viewBox="0 0 1455 3">
          <text:p/>
        </draw:connector>
        <draw:connector draw:style-name="gr10" draw:text-style-name="P2" draw:layer="layout" svg:x1="15.056cm" svg:y1="19.259cm" svg:x2="11.212cm" svg:y2="17.54cm" draw:start-shape="id2" draw:start-glue-point="3" draw:end-shape="id3" draw:end-glue-point="2" svg:d="M15056 19259h-3844v-1719" svg:viewBox="0 0 3845 1720">
          <text:p/>
        </draw:connector>
        <draw:custom-shape draw:style-name="gr11" draw:text-style-name="P1" xml:id="id7" draw:id="id7" draw:layer="layout" svg:width="4.987cm" svg:height="1.7cm" svg:x="8.712cm" svg:y="3.955cm">
          <text:p text:style-name="P2"><text:span text:style-name="T1">Perception</text:span></text:p>
          <text:p text:style-name="P2"><text:span text:style-name="T1"/></text:p>
          <text:p text:style-name="P2"><text:span text:style-name="T4">Processes of Sensory System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1.209cm" svg:y1="12.034cm" svg:x2="11.207cm" svg:y2="10.132cm" draw:start-shape="id4" draw:start-glue-point="0" draw:end-shape="id5" draw:end-glue-point="2" svg:d="M11209 12034v-951h-2v-951" svg:viewBox="0 0 3 1903">
          <text:p/>
        </draw:connector>
        <draw:connector draw:style-name="gr9" draw:text-style-name="P2" draw:layer="layout" draw:line-skew="-1.71cm" svg:x1="17.478cm" svg:y1="11.742cm" svg:x2="13.712cm" svg:y2="7.883cm" draw:start-shape="id6" draw:start-glue-point="0" svg:d="M17478 11742v-3902h-3766v43" svg:viewBox="0 0 3767 3903">
          <text:p/>
        </draw:connector>
        <draw:connector draw:style-name="gr9" draw:text-style-name="P2" draw:layer="layout" svg:x1="11.207cm" svg:y1="7.338cm" svg:x2="11.205cm" svg:y2="5.655cm" draw:start-shape="id5" draw:start-glue-point="0" draw:end-shape="id7" svg:d="M11207 7338v-841h-2v-842" svg:viewBox="0 0 3 1684">
          <text:p/>
        </draw:connector>
        <draw:connector draw:style-name="gr9" draw:text-style-name="P2" draw:layer="layout" svg:x1="6.648cm" svg:y1="4.796cm" svg:x2="8.712cm" svg:y2="4.805cm" draw:end-shape="id7" draw:end-glue-point="3" svg:d="M6648 4796h769v9h1295" svg:viewBox="0 0 2065 10">
          <text:p/>
        </draw:connector>
        <draw:connector draw:style-name="gr9" draw:text-style-name="P2" draw:layer="layout" draw:line-skew="2.146cm" svg:x1="18.479cm" svg:y1="11.757cm" svg:x2="13.699cm" svg:y2="4.805cm" draw:end-shape="id7" draw:end-glue-point="1" svg:d="M18479 11757h19v-6952h-4799" svg:viewBox="0 0 4800 6953">
          <text:p/>
        </draw:connector>
        <draw:connector draw:style-name="gr9" draw:text-style-name="P2" draw:layer="layout" svg:x1="8.637cm" svg:y1="7.881cm" svg:x2="6.65cm" svg:y2="5.75cm" draw:end-shape="id8" draw:end-glue-point="1" svg:d="M8637 7881h-730v-2131h-1257" svg:viewBox="0 0 1988 2132">
          <text:p/>
        </draw:connector>
        <draw:connector draw:style-name="gr9" draw:text-style-name="P2" draw:layer="layout" svg:x1="19.443cm" svg:y1="11.763cm" svg:x2="4.11cm" svg:y2="3.894cm" draw:end-shape="id8" draw:end-glue-point="0" svg:d="M19443 11763v-8396h-15333v527" svg:viewBox="0 0 15334 8397">
          <text:p/>
        </draw:connector>
        <draw:connector draw:style-name="gr10" draw:text-style-name="P2" draw:layer="layout" svg:x1="8.712cm" svg:y1="8.735cm" svg:x2="4.549cm" svg:y2="10.437cm" draw:start-shape="id5" draw:end-shape="id9" draw:end-glue-point="0" svg:d="M8712 8735h-4163v1702" svg:viewBox="0 0 4164 1703">
          <text:p/>
        </draw:connector>
        <draw:connector draw:style-name="gr10" draw:text-style-name="P2" draw:layer="layout" svg:x1="14.96cm" svg:y1="13.743cm" svg:x2="13.199cm" svg:y2="13.743cm" svg:d="M14960 13743h-1761" svg:viewBox="0 0 1762 1">
          <text:p/>
        </draw:connector>
        <draw:connector draw:style-name="gr9" draw:text-style-name="P2" draw:layer="layout" draw:line-skew="0.348cm -6.887cm" svg:x1="19.955cm" svg:y1="13.923cm" svg:x2="1.373cm" svg:y2="16.675cm" draw:start-shape="id10" draw:start-glue-point="1" draw:end-shape="id9" draw:end-glue-point="9" svg:d="M19955 13923h873v-10900h-19982v13652h527" svg:viewBox="0 0 19983 13653">
          <text:p/>
        </draw:connector>
        <draw:connector draw:style-name="gr12" draw:text-style-name="P2" draw:layer="layout" svg:x1="3.756cm" svg:y1="10.437cm" svg:x2="3.761cm" svg:y2="7.617cm" draw:start-shape="id9" draw:start-glue-point="4" svg:d="M3756 10437v-1673h5v-1147" svg:viewBox="0 0 6 2821">
          <text:p text:style-name="P2"><text:s/></text:p>
        </draw:connector>
        <draw:custom-shape draw:style-name="gr13" draw:text-style-name="P1" xml:id="id8" draw:id="id8" draw:layer="layout" svg:width="5.08cm" svg:height="3.713cm" svg:x="1.57cm" svg:y="3.894cm">
          <text:p text:style-name="P2"><text:span text:style-name="T1">Collaboration</text:span></text:p>
          <text:p text:style-name="P2"><text:span text:style-name="T10"/></text:p>
          <text:list text:style-name="L2">
            <text:list-item>
              <text:p text:style-name="P6"><text:span text:style-name="T4"><text:s/></text:span><text:span text:style-name="T4">Focus Shifting &amp; Interruption</text:span></text:p>
            </text:list-item>
            <text:list-item>
              <text:p text:style-name="P6"><text:span text:style-name="T4"><text:s/></text:span><text:span text:style-name="T4">Failure/Impasse Noticing</text:span></text:p>
            </text:list-item>
            <text:list-item>
              <text:p text:style-name="P6"><text:span text:style-name="T4"><text:s/></text:span><text:span text:style-name="T4">Constraint Management</text:span></text:p>
            </text:list-item>
            <text:list-item>
              <text:p text:style-name="P6"><text:span text:style-name="T4"><text:s/></text:span><text:span text:style-name="T4">Updating Plan</text:span></text:p>
            </text:list-item>
            <text:list-item>
              <text:p text:style-name="P6"><text:span text:style-name="T4"><text:s/></text:span><text:span text:style-name="T4">Collaboration Monitoring</text:span></text:p>
            </text:list-item>
          </text:list>
          <text:list text:style-name="L4">
            <text:list-item>
              <text:p text:style-name="P6"><text:span text:style-name="T4"><text:s/></text:span><text:span text:style-name="T4">Planning</text:span></text:p>
            </text:list-item>
            <text:list-item>
              <text:p text:style-name="P6"><text:span text:style-name="T4"><text:s/></text:span><text:span text:style-name="T4">Event Monitoring</text:span></text:p>
            </text:list-item>
            <text:list-item>
              <text:p text:style-name="P6"><text:span text:style-name="T4"><text:s/></text:span><text:span text:style-name="T4">Decision-Effect Monitor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4" draw:layer="layout" svg:width="5.08cm" svg:height="12.165cm" svg:x="2.767cm" svg:y="12.183cm">
          <draw:text-box>
            <text:p text:style-name="P2"><text:span text:style-name="T1">Mental States</text:span></text:p>
            <text:p text:style-name="P2"><text:span text:style-name="T10"/></text:p>
            <text:list text:style-name="L5">
              <text:list-item>
                <text:p text:style-name="P9"><text:span text:style-name="T4"><text:s/></text:span><text:span text:style-name="T10">Beliefs</text:span></text:p>
              </text:list-item>
              <text:list-item>
                <text:p text:style-name="P10"><text:span text:style-name="T4"><text:s/></text:span><text:span text:style-name="T4">Strength</text:span></text:p>
              </text:list-item>
              <text:list-item>
                <text:p text:style-name="P10"><text:span text:style-name="T4"><text:s/></text:span><text:span text:style-name="T4">Accuracy</text:span></text:p>
              </text:list-item>
              <text:list-item>
                <text:p text:style-name="P10"><text:span text:style-name="T4"><text:s/></text:span><text:span text:style-name="T4">Frequency</text:span></text:p>
              </text:list-item>
              <text:list-item>
                <text:p text:style-name="P10"><text:span text:style-name="T4"><text:s/></text:span><text:span text:style-name="T4">Recency</text:span></text:p>
              </text:list-item>
              <text:list-item>
                <text:p text:style-name="P10"><text:span text:style-name="T4"><text:s/></text:span><text:span text:style-name="T4">Saliency</text:span></text:p>
              </text:list-item>
              <text:list-item>
                <text:p text:style-name="P10"><text:span text:style-name="T4"><text:s/></text:span><text:span text:style-name="T4">Persistence</text:span></text:p>
                <text:p text:style-name="P10"><text:span text:style-name="T5"/></text:p>
              </text:list-item>
              <text:list-item>
                <text:p text:style-name="P9"><text:span text:style-name="T4"><text:s/></text:span><text:span text:style-name="T10">Intentions</text:span></text:p>
              </text:list-item>
              <text:list-item>
                <text:p text:style-name="P11"><text:span text:style-name="T4"><text:s/></text:span><text:span text:style-name="T4">Temporal status</text:span></text:p>
              </text:list-item>
              <text:list-item>
                <text:p text:style-name="P11"><text:span text:style-name="T4"><text:s/></text:span><text:span text:style-name="T4">Direct Experience</text:span></text:p>
              </text:list-item>
              <text:list-item>
                <text:p text:style-name="P11"><text:span text:style-name="T4"><text:s/></text:span><text:span text:style-name="T4">Certainty</text:span></text:p>
              </text:list-item>
              <text:list-item>
                <text:p text:style-name="P11"><text:span text:style-name="T4"><text:s/></text:span><text:span text:style-name="T4">Ambivalence</text:span></text:p>
              </text:list-item>
              <text:list-item>
                <text:p text:style-name="P11"><text:span text:style-name="T4"><text:s/></text:span><text:span text:style-name="T4">Affective-Cognitive Consistency</text:span></text:p>
                <text:p text:style-name="P11"><text:span text:style-name="T4"/></text:p>
              </text:list-item>
              <text:list-item>
                <text:p text:style-name="P12"><text:span text:style-name="T11"><text:s/></text:span><text:span text:style-name="T11">Motives</text:span></text:p>
              </text:list-item>
              <text:list-item>
                <text:p text:style-name="P13"><text:span text:style-name="T6"><text:s/></text:span><text:span text:style-name="T6">Insistence</text:span></text:p>
              </text:list-item>
              <text:list-item>
                <text:p text:style-name="P13"><text:span text:style-name="T6"><text:s/></text:span><text:span text:style-name="T6">Importance</text:span></text:p>
              </text:list-item>
              <text:list-item>
                <text:p text:style-name="P13"><text:span text:style-name="T6"><text:s/></text:span><text:span text:style-name="T6">Urgency</text:span></text:p>
              </text:list-item>
              <text:list-item>
                <text:p text:style-name="P13"><text:span text:style-name="T6"><text:s/></text:span><text:span text:style-name="T6">Intensity</text:span></text:p>
              </text:list-item>
              <text:list-item>
                <text:p text:style-name="P13"><text:span text:style-name="T6"><text:s/></text:span><text:span text:style-name="T6">Failure Disruptiveness</text:span></text:p>
                <text:p text:style-name="P12"><text:span text:style-name="T11"/></text:p>
              </text:list-item>
              <text:list-item>
                <text:p text:style-name="P9"><text:span text:style-name="T4"><text:s/></text:span><text:span text:style-name="T10">Goals</text:span></text:p>
              </text:list-item>
            </text:list>
            <text:list text:style-name="L6">
              <text:list-item>
                <text:p text:style-name="P14"><text:span text:style-name="T4"><text:s/></text:span><text:span text:style-name="T4">Proximity</text:span></text:p>
              </text:list-item>
              <text:list-item>
                <text:p text:style-name="P14"><text:span text:style-name="T4"><text:s/></text:span><text:span text:style-name="T4">Specificity</text:span></text:p>
              </text:list-item>
              <text:list-item>
                <text:p text:style-name="P14"><text:span text:style-name="T4"><text:s/></text:span><text:span text:style-name="T4">Difficulty</text:span></text:p>
                <text:p text:style-name="P14"><text:span text:style-name="T5"/></text:p>
              </text:list-item>
            </text:list>
            <text:list text:style-name="L5">
              <text:list-item>
                <text:p text:style-name="P9"><text:span text:style-name="T4"><text:s/></text:span><text:span text:style-name="T10">Emotion Instances</text:span></text:p>
              </text:list-item>
            </text:list>
            <text:list text:style-name="L7">
              <text:list-item>
                <text:p text:style-name="P15"><text:span text:style-name="T4"><text:s/></text:span><text:span text:style-name="T4">Joy</text:span></text:p>
              </text:list-item>
              <text:list-item>
                <text:p text:style-name="P15"><text:span text:style-name="T4"><text:s/></text:span><text:span text:style-name="T4">Anger </text:span></text:p>
              </text:list-item>
              <text:list-item>
                <text:p text:style-name="P15"><text:span text:style-name="T4"><text:s/></text:span><text:span text:style-name="T4">Hope</text:span></text:p>
              </text:list-item>
              <text:list-item>
                <text:p text:style-name="P15"><text:span text:style-name="T4"><text:s/></text:span><text:span text:style-name="T4">Guilt</text:span></text:p>
              </text:list-item>
              <text:list-item>
                <text:p text:style-name="P15"><text:span text:style-name="T4"><text:s/></text:span><text:span text:style-name="T4">Pride</text:span></text:p>
              </text:list-item>
              <text:list-item>
                <text:p text:style-name="P15"><text:span text:style-name="T4"><text:s/></text:span><text:span text:style-name="T4">Shame</text:span></text:p>
              </text:list-item>
              <text:list-item>
                <text:p text:style-name="P15"><text:span text:style-name="T4"><text:s/></text:span><text:span text:style-name="T4">Worry</text:span></text:p>
              </text:list-item>
            </text:list>
          </draw:text-box>
        </draw:frame>
        <draw:connector draw:style-name="gr10" draw:text-style-name="P2" draw:layer="layout" svg:x1="9.12cm" svg:y1="13.829cm" svg:x2="7.706cm" svg:y2="13.831cm" svg:d="M9120 13829h-970v2h-444" svg:viewBox="0 0 1415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6-12-11T20:33:34.908604296</dc:date>
    <meta:editing-duration>PT3H29M33S</meta:editing-duration>
    <meta:editing-cycles>117</meta:editing-cycles>
    <meta:generator>LibreOffice/4.2.8.2$Linux_X86_64 LibreOffice_project/420m0$Build-2</meta:generator>
    <meta:document-statistic meta:object-count="33"/>
  </office:meta>
</office:document-meta>
</file>